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ffff" draw:textarea-horizontal-align="justify" draw:textarea-vertical-align="top" draw:auto-grow-height="false" fo:min-height="0cm" fo:min-width="0cm"/>
    </style:style>
    <style:style style:name="gr3" style:family="graphic" style:parent-style-name="standard">
      <style:graphic-properties draw:fill="solid"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ffff99" draw:textarea-horizontal-align="justify" draw:textarea-vertical-align="top" draw:auto-grow-height="false" fo:min-height="0cm" fo:min-width="0cm"/>
    </style:style>
    <style:style style:name="gr5" style:family="graphic" style:parent-style-name="standard">
      <style:graphic-properties draw:fill="solid" draw:fill-color="#ffff99" draw:fill-image-width="0cm" draw:fill-image-height="0cm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marker-start="Arrow" draw:marker-start-width="0.3cm" draw:marker-end="Arrow" draw:marker-end-width="0.3cm" draw:fill="solid" draw:fill-color="#ffffff" draw:fill-image-width="0cm" draw:fill-image-height="0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controls" svg:width="22cm" svg:height="10cm" svg:x="-0.4cm" svg:y="-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controls" svg:width="6.5cm" svg:height="6.5cm" svg:x="14.3cm" svg:y="1.5cm">
          <text:p text:style-name="P1">Lisp Interpre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controls" svg:width="3.5cm" svg:height="3.5cm" svg:x="15.8cm" svg:y="3.5cm">
          <text:p text:style-name="P1">ACT-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controls" svg:width="9.5cm" svg:height="6.5cm" svg:x="0.1cm" svg:y="1.5cm">
          <text:p text:style-name="P1">Vision Module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controls" svg:width="2.5cm" svg:height="3.5cm" svg:x="0.7cm" svg:y="3.5cm">
          <text:p text:style-name="P1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controls" svg:width="5cm" svg:height="3.5cm" svg:x="4.1cm" svg:y="3.5cm">
          <text:p text:style-name="P1">Visual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controls" svg:x1="9.7cm" svg:y1="5cm" svg:x2="14.2cm" svg:y2="5cm">
          <text:p/>
        </draw:line>
        <draw:frame draw:style-name="gr7" draw:layer="controls" svg:width="2.551cm" svg:height="0.962cm" svg:x="10.749cm" svg:y="3.938cm">
          <draw:text-box>
            <text:p>TCP/I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onfa </meta:initial-creator>
    <meta:creation-date>2013-03-07T12:27:57</meta:creation-date>
    <dc:date>2013-03-07T13:41:59</dc:date>
    <dc:creator>bonfa </dc:creator>
    <meta:editing-duration>PT15M14S</meta:editing-duration>
    <meta:editing-cycles>3</meta:editing-cycles>
    <meta:generator>LibreOffice/3.3$Linux LibreOffice_project/330m19$Build-401</meta:generator>
    <meta:document-statistic meta:object-count="8"/>
  </office:meta>
</office:document-meta>
</file>